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25in" table:align="center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" style:family="table">
      <style:table-properties style:width="3.75in" fo:margin-left="1.587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2pt" officeooo:rsid="0027f833" officeooo:paragraph-rsid="00048c89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2pt" officeooo:paragraph-rsid="00048c89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2pt" officeooo:rsid="001ed41e" officeooo:paragraph-rsid="00048c8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3pt" officeooo:rsid="001d61da" officeooo:paragraph-rsid="00048c89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6e163" officeooo:paragraph-rsid="00048c89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2pt" officeooo:rsid="001d61da" officeooo:paragraph-rsid="00048c8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48c89"/>
    </style:style>
    <style:style style:name="P8" style:family="paragraph">
      <style:paragraph-properties fo:text-align="center"/>
    </style:style>
    <style:style style:name="T1" style:family="text">
      <style:text-properties officeooo:rsid="0027f833"/>
    </style:style>
    <style:style style:name="T2" style:family="text">
      <style:text-properties officeooo:rsid="001ed41e"/>
    </style:style>
    <style:style style:name="T3" style:family="text">
      <style:text-properties fo:font-size="13pt" officeooo:rsid="00048c89" style:font-size-asian="13pt" style:font-size-complex="13pt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int<text:bookmark-start text:name="__DdeLink__1312_13691047131"/>[] nums = {10, 3, 7, -5};<text:bookmark-end text:name="__DdeLink__1312_13691047131"/></text:p>
      <text:p text:style-name="P6"/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1">nums</text:p>
          </table:table-cell>
          <table:table-cell table:style-name="Table2.B1" office:value-type="string">
            <text:p text:style-name="P2"><draw:line text:anchor-type="paragraph" draw:z-index="1" draw:style-name="gr1" draw:text-style-name="P8" svg:x1="0.25in" svg:y1="0.1in" svg:x2="0.95in" svg:y2="0.1in"><text:p/></draw:line>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">10</text:p>
          </table:table-cell>
          <table:table-cell table:style-name="Table2.D1" office:value-type="string">
            <text:p text:style-name="P3">3</text:p>
          </table:table-cell>
          <table:table-cell table:style-name="Table2.D1" office:value-type="string">
            <text:p text:style-name="P3">7</text:p>
          </table:table-cell>
          <table:table-cell table:style-name="Table2.B1" office:value-type="string">
            <text:p text:style-name="P2">-<text:span text:style-name="T2">5</text:span></text:p>
          </table:table-cell>
        </table:table-row>
      </table:table>
      <text:p text:style-name="P5"/>
      <text:p text:style-name="P5"/>
      <text:p text:style-name="P5"/>
      <text:p text:style-name="P6"><text:span text:style-name="T1">double</text:span><text:bookmark-start text:name="__DdeLink__1312_1369104713"/>[] <text:span text:style-name="T1">stats</text:span> = <text:span text:style-name="T1">new double[3]</text:span>;<text:bookmark-end text:name="__DdeLink__1312_1369104713"/></text:p>
      <text:p text:style-name="P6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1">stats</text:p>
          </table:table-cell>
          <table:table-cell table:style-name="Table1.B1" office:value-type="string">
            <text:p text:style-name="P2"><draw:line text:anchor-type="paragraph" draw:z-index="0" draw:style-name="gr1" draw:text-style-name="P8" svg:x1="0.25in" svg:y1="0.1in" svg:x2="0.95in" svg:y2="0.1in"><text:p/></draw:line></text:p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1">0.0</text:p>
          </table:table-cell>
          <table:table-cell table:style-name="Table1.D1" office:value-type="string">
            <text:p text:style-name="P1">0.0</text:p>
          </table:table-cell>
          <table:table-cell table:style-name="Table1.B1" office:value-type="string">
            <text:p text:style-name="P1">0.0</text:p>
          </table:table-cell>
        </table:table-row>
      </table:table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7-12-29T14:05:26.313070242</meta:creation-date>
    <dc:date>2017-12-29T14:07:32.320049905</dc:date>
    <dc:creator>Chris Mayfield</dc:creator>
    <meta:editing-duration>PT2M6S</meta:editing-duration>
    <meta:editing-cycles>1</meta:editing-cycles>
    <meta:document-statistic meta:table-count="2" meta:image-count="0" meta:object-count="0" meta:page-count="1" meta:paragraph-count="11" meta:word-count="21" meta:character-count="83" meta:non-whitespace-character-count="73"/>
    <meta:generator>LibreOffice/5.4.4.2$Linux_X86_64 LibreOffice_project/40m0$Build-2</meta:generator>
  </office:meta>
</office:document-meta>
</file>